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 C103, </text:p>
          </table:table-cell>
          <table:table-cell office:value-type="string" calcext:value-type="string">
            <text:p>18n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4]*[.G4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2.2n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7R-G0805 2,2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9]*[.G9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0]*[.G10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1]*[.G11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2]*[.G1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3]*[.G13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4]*[.G14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5]*[.G15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6]*[.G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7]*[.G17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8]*[.G18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19]*[.G19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1]*[.G21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2]*[.G22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4]*[.G24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5]*[.G25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6]*[.G26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7]*[.G27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8]*[.G2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9]*[.G29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0]*[.G30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</text:p>
          </table:table-cell>
          <table:table-cell office:value-type="string" calcext:value-type="string">
            <text:p>4.7k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4]*[.G3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5]*[.G35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1, 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1]*[.G41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103, </text:p>
          </table:table-cell>
          <table:table-cell office:value-type="string" calcext:value-type="string">
            <text:p>27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2]*[.G42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25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25K</text:p>
          </table:table-cell>
          <table:table-cell table:number-columns-repeated="2"/>
          <table:table-cell office:value-type="currency" office:currency="EUR" office:value="0.35" calcext:value-type="currency">
            <text:p>0,35 €</text:p>
          </table:table-cell>
          <table:table-cell table:formula="of:=[.C43]*[.G43]" office:value-type="currency" office:currency="EUR" office:value="0.35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4]*[.G44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5]*[.G45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6]*[.G46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7]*[.G47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LP38693MP-3.3 500-mA Low-Dropout CMOS Linear Regulators Stable With Ceramic Output Capacitors, 3.3V output voltage, Enable Pin, 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 MP-3.3</text:p>
          </table:table-cell>
          <table:table-cell table:number-columns-repeated="2"/>
          <table:table-cell office:value-type="currency" office:currency="EUR" office:value="2.5" calcext:value-type="currency">
            <text:p>2,50 €</text:p>
          </table:table-cell>
          <table:table-cell table:formula="of:=[.C48]*[.G48]" office:value-type="currency" office:currency="EUR" office:value="2.5" calcext:value-type="currency">
            <text:p>2,50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9]*[.G49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0]*[.G50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1]*[.G51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2]*[.G52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3]*[.G53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4]*[.G54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5]*[.G55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6]*[.G56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7]*[.G57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8]*[.G58]" office:value-type="currency" office:currency="EUR" office:value="1.05" calcext:value-type="currency">
            <text:p>1,05 €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59]*[.G59]" office:value-type="currency" office:currency="EUR" office:value="1.24" calcext:value-type="currency">
            <text:p>1,24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0]*[.G60]" office:value-type="currency" office:currency="EUR" office:value="9.999" calcext:value-type="currency">
            <text:p>10,00 €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1])" office:value-type="currency" office:currency="EUR" office:value="89.389" calcext:value-type="currency">
            <text:p>89,3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09-29T22:26:04.096863970</dc:date>
    <dc:creator>Malte Marwedel</dc:creator>
    <meta:editing-duration>PT5H46M5S</meta:editing-duration>
    <meta:editing-cycles>46</meta:editing-cycles>
    <meta:generator>LibreOffice/7.4.7.2$Linux_X86_64 LibreOffice_project/40$Build-2</meta:generator>
    <meta:document-statistic meta:table-count="1" meta:cell-count="352" meta:object-count="0"/>
  </office:meta>
</office:document-meta>
</file>